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7646in" svg:y="0.513in">
            <draw:object draw:notify-on-update-of-ranges="Sheet1.A5:Sheet1.A11 Sheet1.A1:Sheet1.A1 Sheet1.B5:Sheet1.B11 Sheet1.A22:Sheet1.A29 Sheet1.A20:Sheet1.A20 Sheet1.B22:Sheet1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2709in" svg:height="2.9831in" svg:x="8.0063in" svg:y="6.0701in">
            <draw:object draw:notify-on-update-of-ranges="Sheet1.E35:Sheet1.E49 Sheet1.F35:Sheet1.F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60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WD PWR [W] G90</text:p>
          </table:table-cell>
          <table:table-cell office:value-type="string" calcext:value-type="string">
            <text:p>FWD U</text:p>
          </table:table-cell>
          <table:table-cell office:value-type="string" calcext:value-type="string">
            <text:p>REF U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67" calcext:value-type="float">
            <text:p>0.67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88" calcext:value-type="float">
            <text:p>0.88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94" calcext:value-type="float">
            <text:p>0.94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973" calcext:value-type="float">
            <text:p>0.97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9" calcext:value-type="float">
            <text:p>0.99</text:p>
          </table:table-cell>
          <table:table-cell office:value-type="float" office:value="0.203" calcext:value-type="float">
            <text:p>0.20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80m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20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894" calcext:value-type="float">
            <text:p>0.894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58" calcext:value-type="float">
            <text:p>0.958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5" calcext:value-type="float">
            <text:p>1.05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ified Farun SWR met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is might be skewed since analog meter was connected, withouth meter voltages are higher, current is lower so linearity should be better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WR [W] G90</text:p>
          </table:table-cell>
          <table:table-cell office:value-type="string" calcext:value-type="string">
            <text:p>FWD U [V]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4"/>
          <table:table-cell office:value-type="float" office:value="2.1" calcext:value-type="float">
            <text:p>2.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table:number-columns-repeated="4"/>
          <table:table-cell office:value-type="float" office:value="4.2" calcext:value-type="float">
            <text:p>4.2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table:number-columns-repeated="4"/>
          <table:table-cell office:value-type="float" office:value="5.2" calcext:value-type="float">
            <text:p>5.2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table:number-columns-repeated="4"/>
          <table:table-cell office:value-type="float" office:value="6.2" calcext:value-type="float">
            <text:p>6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4"/>
          <table:table-cell office:value-type="float" office:value="7.2" calcext:value-type="float">
            <text:p>7.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table:number-columns-repeated="4"/>
          <table:table-cell office:value-type="float" office:value="8.2" calcext:value-type="float">
            <text:p>8.2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table:number-columns-repeated="4"/>
          <table:table-cell office:value-type="float" office:value="9.2" calcext:value-type="float">
            <text:p>9.2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table:number-columns-repeated="4"/>
          <table:table-cell office:value-type="float" office:value="10.1" calcext:value-type="float">
            <text:p>10.1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table:number-columns-repeated="4"/>
          <table:table-cell office:value-type="float" office:value="11.1" calcext:value-type="float">
            <text:p>11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table:number-columns-repeated="4"/>
          <table:table-cell office:value-type="float" office:value="12.1" calcext:value-type="float">
            <text:p>12.1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109" calcext:value-type="float">
            <text:p>0.109</text:p>
          </table:table-cell>
        </table:table-row>
      </table:table>
      <table:table table:name="TX_RX_QRPCoupler" table:style-name="ta1">
        <table:shapes>
          <draw:frame draw:z-index="0" draw:style-name="gr1" draw:text-style-name="P1" svg:width="5.1921in" svg:height="4.0823in" svg:x="8.2559in" svg:y="0.8957in">
            <draw:object draw:notify-on-update-of-ranges="TX_RX_QRPCoupler.A7:TX_RX_QRPCoupler.A26 TX_RX_QRPCoupler.B6:TX_RX_QRPCoupler.B6 TX_RX_QRPCoupler.B7:TX_RX_QRPCoupler.B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.8957in" svg:height="3.5425in" svg:x="3.0843in" svg:y="0.9016in">
            <draw:object draw:notify-on-update-of-ranges="TX_RX_QRPCoupler.B7:TX_RX_QRPCoupler.B26 TX_RX_QRPCoupler.A7:TX_RX_QRPCoupler.A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06.08.20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nd </text:p>
          </table:table-cell>
          <table:table-cell/>
        </table:table-row>
        <table:table-row table:style-name="ro1">
          <table:table-cell office:value-type="string" calcext:value-type="string">
            <text:p>20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 [W]</text:p>
          </table:table-cell>
          <table:table-cell office:value-type="string" calcext:value-type="string">
            <text:p>U [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8" calcext:value-type="float">
            <text:p>1.2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36" calcext:value-type="float">
            <text:p>1.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8" calcext:value-type="float">
            <text:p>1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11:56:20.3843905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6:31:46.537592380</meta:creation-date>
    <dc:date>2023-10-14T14:31:14.329785361</dc:date>
    <meta:editing-duration>PT21H7M13S</meta:editing-duration>
    <meta:editing-cycles>7</meta:editing-cycles>
    <meta:generator>LibreOffice/7.5.7.1$Linux_X86_64 LibreOffice_project/50$Build-1</meta:generator>
    <meta:document-statistic meta:table-count="2" meta:cell-count="12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5:Sheet1.B11 Sheet1.A1:Sheet1.A1 Sheet1.A20:Sheet1.A20 Sheet1.B22:Sheet1.B29" chart:data-source-has-labels="row" svg:x="0.32cm" svg:y="0.18cm" svg:width="15.36cm" svg:height="8.64cm">
          <chart:coordinate-region svg:x="1.047cm" svg:y="0.38cm" svg:width="14.539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5:Sheet1.B11" chart:label-cell-address="Sheet1.A1:Sheet1.A1" chart:class="chart:scatter">
            <chart:domain table:cell-range-address="Sheet1.A5:Sheet1.A11"/>
            <chart:data-point chart:repeated="7"/>
          </chart:series>
          <chart:series chart:style-name="ch6" chart:values-cell-range-address="Sheet1.B22:Sheet1.B29" chart:label-cell-address="Sheet1.A20:Sheet1.A20" chart:class="chart:scatter">
            <chart:domain table:cell-range-address="Sheet1.A22:Sheet1.A2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60m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m</text:p>
                <draw:g>
                  <svg:desc>Sheet1.A20:Sheet1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1</svg:desc>
                </draw:g>
              </table:table-cell>
              <table:table-cell office:value-type="float" office:value="0.6">
                <text:p>0.6</text:p>
                <draw:g>
                  <svg:desc>Sheet1.B5:Sheet1.B11</svg:desc>
                </draw:g>
              </table:table-cell>
              <table:table-cell office:value-type="float" office:value="1">
                <text:p>1</text:p>
                <draw:g>
                  <svg:desc>Sheet1.A22:Sheet1.A29</svg:desc>
                </draw:g>
              </table:table-cell>
              <table:table-cell office:value-type="float" office:value="0.52">
                <text:p>0.52</text:p>
                <draw:g>
                  <svg:desc>Sheet1.B22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0.61">
                <text:p>0.61</text:p>
              </table:table-cell>
              <table:table-cell office:value-type="float" office:value="2.1">
                <text:p>2.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0.67">
                <text:p>0.67</text:p>
              </table:table-cell>
              <table:table-cell office:value-type="float" office:value="3.2">
                <text:p>3.2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0.88">
                <text:p>0.88</text:p>
              </table:table-cell>
              <table:table-cell office:value-type="float" office:value="4.2">
                <text:p>4.2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0.94">
                <text:p>0.94</text:p>
              </table:table-cell>
              <table:table-cell office:value-type="float" office:value="5.2">
                <text:p>5.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">
                <text:p>6.3</text:p>
              </table:table-cell>
              <table:table-cell office:value-type="float" office:value="0.973">
                <text:p>0.973</text:p>
              </table:table-cell>
              <table:table-cell office:value-type="float" office:value="6.2">
                <text:p>6.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">
                <text:p>7.3</text:p>
              </table:table-cell>
              <table:table-cell office:value-type="float" office:value="0.99">
                <text:p>0.99</text:p>
              </table:table-cell>
              <table:table-cell office:value-type="float" office:value="7.2">
                <text:p>7.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49cm" svg:height="7.578cm" xlink:href=".." xlink:type="simple" chart:class="chart:scatter" chart:style-name="ch1">
        <chart:plot-area chart:style-name="ch2" table:cell-range-address="Sheet1.E35:Sheet1.F49" svg:x="0.216cm" svg:y="0.151cm" svg:width="10.417cm" svg:height="7.276cm">
          <chart:coordinate-region svg:x="1.128cm" svg:y="0.35cm" svg:width="9.318cm" svg:height="6.4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35:Sheet1.F49" chart:class="chart:scatter">
            <chart:domain table:cell-range-address="Sheet1.E35:Sheet1.E49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35:Sheet1.E49</svg:desc>
                </draw:g>
              </table:table-cell>
              <table:table-cell office:value-type="float" office:value="0.012">
                <text:p>0.012</text:p>
                <draw:g>
                  <svg:desc>Sheet1.F35:Sheet1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">
                <text:p>8.2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">
                <text:p>9.2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1">
                <text:p>10.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">
                <text:p>12.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09">
                <text:p>0.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2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102cm" svg:stroke-color="#ff8000"/>
    </style:style>
    <style:style style:name="ch13" style:family="chart">
      <style:text-properties fo:font-size="8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189cm" svg:height="10.37cm" xlink:href=".." xlink:type="simple" chart:class="chart:scatter" chart:style-name="ch1">
        <chart:title svg:x="2.976cm" svg:y="0cm" chart:style-name="ch2">
          <text:p>Input coupler forward powersensing</text:p>
        </chart:title>
        <chart:subtitle svg:x="5.465cm" svg:y="0.78cm" chart:style-name="ch3">
          <text:p>f(Pin) = Us</text:p>
        </chart:subtitle>
        <chart:plot-area chart:style-name="ch4" table:cell-range-address="TX_RX_QRPCoupler.A7:TX_RX_QRPCoupler.B26 TX_RX_QRPCoupler.B6:TX_RX_QRPCoupler.B6" chart:data-source-has-labels="row" svg:x="0.861cm" svg:y="1.321cm" svg:width="11.408cm" svg:height="8.656cm">
          <chart:coordinate-region svg:x="1.588cm" svg:y="1.52cm" svg:width="10.681cm" svg:height="7.81cm"/>
          <chart:axis chart:dimension="x" chart:name="primary-x" chart:style-name="ch5">
            <chart:title svg:x="6.005cm" svg:y="9.81cm" chart:style-name="ch6">
              <text:p>Pin [W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038cm" svg:y="6.13cm" chart:style-name="ch10">
              <text:p>Us [V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TX_RX_QRPCoupler.B7:TX_RX_QRPCoupler.B26" chart:label-cell-address="TX_RX_QRPCoupler.B6:TX_RX_QRPCoupler.B6" chart:class="chart:scatter">
            <chart:domain table:cell-range-address="TX_RX_QRPCoupler.A7:TX_RX_QRPCoupler.A26"/>
            <chart:regression-curve chart:style-name="ch12">
              <chart:equation chart:display-equation="true" chart:display-r-square="false" svg:x="1.543cm" svg:y="8.605cm" chart:style-name="ch13"/>
            </chart:regression-curve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 [V]</text:p>
                <draw:g>
                  <svg:desc>TX_RX_QRPCoupler.B6:TX_RX_QRPCoupler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X_RX_QRPCoupler.A7:TX_RX_QRPCoupler.A26</svg:desc>
                </draw:g>
              </table:table-cell>
              <table:table-cell office:value-type="float" office:value="0.268">
                <text:p>0.268</text:p>
                <draw:g>
                  <svg:desc>TX_RX_QRPCoupler.B7:TX_RX_QRPCoupler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18">
                <text:p>1.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68">
                <text:p>1.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2" chart:maximum="1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1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0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36cm" svg:height="8.999cm" xlink:href=".." xlink:type="simple" chart:class="chart:scatter" chart:column-mapping="1 0" chart:style-name="ch1">
        <chart:title svg:x="4.103cm" svg:y="0.001cm" chart:style-name="ch2">
          <text:p>Input coupler 14 MHz</text:p>
        </chart:title>
        <chart:subtitle svg:x="3.891cm" svg:y="0.589cm" chart:style-name="ch3">
          <text:p>Forward power vs voltage</text:p>
        </chart:subtitle>
        <chart:plot-area chart:style-name="ch4" table:cell-range-address="TX_RX_QRPCoupler.A7:TX_RX_QRPCoupler.B26" svg:x="0.865cm" svg:y="1.202cm" svg:width="10.703cm" svg:height="7.129cm">
          <chart:coordinate-region svg:x="1.486cm" svg:y="1.202cm" svg:width="9.842cm" svg:height="6.482cm"/>
          <chart:axis chart:dimension="x" chart:name="primary-x" chart:style-name="ch5">
            <chart:title svg:x="4.77cm" svg:y="8.439cm" chart:style-name="ch6">
              <text:p>Voltage sensing [V[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057cm" svg:y="5.948cm" chart:style-name="ch10">
              <text:p>Input Power [W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TX_RX_QRPCoupler.A7:TX_RX_QRPCoupler.A26" chart:class="chart:scatter">
            <chart:domain table:cell-range-address="TX_RX_QRPCoupler.B7:TX_RX_QRPCoupler.B26"/>
            <chart:regression-curve chart:style-name="ch12">
              <chart:equation chart:display-equation="true" chart:display-r-square="false" svg:x="1.563cm" svg:y="1.417cm"/>
            </chart:regression-curve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8">
                <text:p>0.268</text:p>
                <draw:g>
                  <svg:desc>TX_RX_QRPCoupler.B7:TX_RX_QRPCoupler.B26</svg:desc>
                </draw:g>
              </table:table-cell>
              <table:table-cell office:value-type="float" office:value="1">
                <text:p>1</text:p>
                <draw:g>
                  <svg:desc>TX_RX_QRPCoupler.A7:TX_RX_QRPCoupler.A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7">
                <text:p>0.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7">
                <text:p>0.5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8">
                <text:p>0.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">
                <text:p>0.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2">
                <text:p>0.8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4">
                <text:p>0.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8">
                <text:p>1.0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8">
                <text:p>1.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5">
                <text:p>1.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8">
                <text:p>1.2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">
                <text:p>1.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36">
                <text:p>1.3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">
                <text:p>1.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6">
                <text:p>1.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">
                <text:p>1.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4">
                <text:p>1.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9">
                <text:p>1.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">
                <text:p>1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8">
                <text:p>1.6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